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JP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211.73mm" svg:y="32.14mm">
            <loext:p draw:notify-on-update-of-ranges="Sheet1.G14:Sheet1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2mm" svg:height="4.7mm" svg:x="203.2mm" svg:y="4.5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49.36mm" svg:y="5.51mm">
            <loext:p draw:notify-on-update-of-ranges="Sheet1.J2:Sheet1.J9 Sheet1.K2:Sheet1.K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vg time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8671390" calcext:value-type="float">
            <text:p>8671390</text:p>
          </table:table-cell>
          <table:table-cell/>
          <table:table-cell table:formula="of:=[.A11]"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table:formula="of:=AVERAGE([.D2:.D11])" office:value-type="float" office:value="8734732" calcext:value-type="float">
            <text:p>8734732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6810320.5" calcext:value-type="float">
            <text:p>6810320.5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8773931" calcext:value-type="float">
            <text:p>8773931</text:p>
          </table:table-cell>
          <table:table-cell/>
          <table:table-cell table:formula="of:=[.A21]"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12:.D21])" office:value-type="float" office:value="6810320.5" calcext:value-type="float">
            <text:p>6810320.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7408814.3" calcext:value-type="float">
            <text:p>7408814.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8810965" calcext:value-type="float">
            <text:p>8810965</text:p>
          </table:table-cell>
          <table:table-cell/>
          <table:table-cell table:formula="of:=[.A31]"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22:.D31])" office:value-type="float" office:value="9998675.4" calcext:value-type="float">
            <text:p>9998675.4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7956041.8" calcext:value-type="float">
            <text:p>7956041.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8811884" calcext:value-type="float">
            <text:p>8811884</text:p>
          </table:table-cell>
          <table:table-cell/>
          <table:table-cell table:formula="of:=[.A41]"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32:.D41])" office:value-type="float" office:value="7408814.3" calcext:value-type="float">
            <text:p>7408814.3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8486798" calcext:value-type="float">
            <text:p>8486798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8648318" calcext:value-type="float">
            <text:p>8648318</text:p>
          </table:table-cell>
          <table:table-cell/>
          <table:table-cell table:formula="of:=[.A51]"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42:.D51])" office:value-type="float" office:value="10180226.1" calcext:value-type="float">
            <text:p>10180226.1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8734732" calcext:value-type="float">
            <text:p>87347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8884750" calcext:value-type="float">
            <text:p>8884750</text:p>
          </table:table-cell>
          <table:table-cell/>
          <table:table-cell table:formula="of:=[.A61]"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52:.D61])" office:value-type="float" office:value="7956041.8" calcext:value-type="float">
            <text:p>7956041.8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9998675.4" calcext:value-type="float">
            <text:p>9998675.4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8731613" calcext:value-type="float">
            <text:p>8731613</text:p>
          </table:table-cell>
          <table:table-cell/>
          <table:table-cell table:formula="of:=[.A71]"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62:.D71])" office:value-type="float" office:value="10976598.9" calcext:value-type="float">
            <text:p>10976598.9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0180226.1" calcext:value-type="float">
            <text:p>10180226.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8688724" calcext:value-type="float">
            <text:p>8688724</text:p>
          </table:table-cell>
          <table:table-cell/>
          <table:table-cell table:formula="of:=[.A81]"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table:style-name="ce1" table:formula="of:=AVERAGE([.D72:.D81])" office:value-type="float" office:value="8486798" calcext:value-type="float">
            <text:p>8486798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0976598.9" calcext:value-type="float">
            <text:p>10976598.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8658661" calcext:value-type="float">
            <text:p>8658661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8667084" calcext:value-type="float">
            <text:p>8667084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6765839" calcext:value-type="float">
            <text:p>676583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6958663" calcext:value-type="float">
            <text:p>695866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7081364" calcext:value-type="float">
            <text:p>7081364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6630800" calcext:value-type="float">
            <text:p>6630800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6800568" calcext:value-type="float">
            <text:p>6800568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6647489" calcext:value-type="float">
            <text:p>6647489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6660458" calcext:value-type="float">
            <text:p>6660458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6675440" calcext:value-type="float">
            <text:p>6675440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7103748" calcext:value-type="float">
            <text:p>7103748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6778836" calcext:value-type="float">
            <text:p>6778836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9717992" calcext:value-type="float">
            <text:p>9717992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9825966" calcext:value-type="float">
            <text:p>9825966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9694024" calcext:value-type="float">
            <text:p>9694024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9708484" calcext:value-type="float">
            <text:p>9708484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9960917" calcext:value-type="float">
            <text:p>9960917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10081220" calcext:value-type="float">
            <text:p>10081220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10439324" calcext:value-type="float">
            <text:p>10439324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10348137" calcext:value-type="float">
            <text:p>10348137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10124489" calcext:value-type="float">
            <text:p>10124489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10086201" calcext:value-type="float">
            <text:p>1008620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7397182" calcext:value-type="float">
            <text:p>7397182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7303220" calcext:value-type="float">
            <text:p>7303220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7515175" calcext:value-type="float">
            <text:p>7515175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7234916" calcext:value-type="float">
            <text:p>7234916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7309066" calcext:value-type="float">
            <text:p>7309066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7609746" calcext:value-type="float">
            <text:p>7609746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7361981" calcext:value-type="float">
            <text:p>736198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7383811" calcext:value-type="float">
            <text:p>7383811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7701508" calcext:value-type="float">
            <text:p>7701508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7271538" calcext:value-type="float">
            <text:p>727153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10312453" calcext:value-type="float">
            <text:p>10312453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10383443" calcext:value-type="float">
            <text:p>10383443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10233113" calcext:value-type="float">
            <text:p>10233113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10213420" calcext:value-type="float">
            <text:p>10213420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10111215" calcext:value-type="float">
            <text:p>10111215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10112886" calcext:value-type="float">
            <text:p>10112886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10116607" calcext:value-type="float">
            <text:p>10116607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10070269" calcext:value-type="float">
            <text:p>10070269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10097228" calcext:value-type="float">
            <text:p>10097228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10151627" calcext:value-type="float">
            <text:p>10151627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7866394" calcext:value-type="float">
            <text:p>7866394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8246975" calcext:value-type="float">
            <text:p>8246975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8151838" calcext:value-type="float">
            <text:p>8151838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7894894" calcext:value-type="float">
            <text:p>7894894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7889262" calcext:value-type="float">
            <text:p>788926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7819788" calcext:value-type="float">
            <text:p>7819788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7777364" calcext:value-type="float">
            <text:p>7777364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7787970" calcext:value-type="float">
            <text:p>7787970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7976302" calcext:value-type="float">
            <text:p>7976302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8149631" calcext:value-type="float">
            <text:p>8149631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10987363" calcext:value-type="float">
            <text:p>10987363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11026133" calcext:value-type="float">
            <text:p>11026133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11018324" calcext:value-type="float">
            <text:p>11018324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10892917" calcext:value-type="float">
            <text:p>10892917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10981456" calcext:value-type="float">
            <text:p>10981456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11016209" calcext:value-type="float">
            <text:p>11016209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10955813" calcext:value-type="float">
            <text:p>10955813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11007453" calcext:value-type="float">
            <text:p>11007453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10932655" calcext:value-type="float">
            <text:p>10932655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10947666" calcext:value-type="float">
            <text:p>10947666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0.in</text:p>
          </table:table-cell>
          <table:table-cell office:value-type="float" office:value="8462964" calcext:value-type="float">
            <text:p>8462964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1.in</text:p>
          </table:table-cell>
          <table:table-cell office:value-type="float" office:value="8478658" calcext:value-type="float">
            <text:p>8478658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2.in</text:p>
          </table:table-cell>
          <table:table-cell office:value-type="float" office:value="8557321" calcext:value-type="float">
            <text:p>8557321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3.in</text:p>
          </table:table-cell>
          <table:table-cell office:value-type="float" office:value="8444614" calcext:value-type="float">
            <text:p>8444614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4.in</text:p>
          </table:table-cell>
          <table:table-cell office:value-type="float" office:value="8403463" calcext:value-type="float">
            <text:p>8403463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5.in</text:p>
          </table:table-cell>
          <table:table-cell office:value-type="float" office:value="8463837" calcext:value-type="float">
            <text:p>8463837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6.in</text:p>
          </table:table-cell>
          <table:table-cell office:value-type="float" office:value="8362742" calcext:value-type="float">
            <text:p>8362742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7.in</text:p>
          </table:table-cell>
          <table:table-cell office:value-type="float" office:value="8400028" calcext:value-type="float">
            <text:p>8400028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8.in</text:p>
          </table:table-cell>
          <table:table-cell office:value-type="float" office:value="8630039" calcext:value-type="float">
            <text:p>8630039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9.in</text:p>
          </table:table-cell>
          <table:table-cell office:value-type="float" office:value="8664314" calcext:value-type="float">
            <text:p>8664314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1:Sheet1.H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57:43.109401752</meta:creation-date>
    <dc:date>2018-12-16T21:07:46.131737106</dc:date>
    <meta:editing-duration>PT10M3S</meta:editing-duration>
    <meta:editing-cycles>1</meta:editing-cycles>
    <meta:document-statistic meta:table-count="1" meta:cell-count="367" meta:object-count="3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G14:Sheet1.G14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65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N vs. Time (Q=10M)</text:p>
        </chart:title>
        <chart:legend chart:legend-position="end" svg:x="11.058cm" svg:y="3.952cm" style:legend-expansion="high" chart:style-name="ch3"/>
        <chart:plot-area chart:style-name="ch4" table:cell-range-address="Sheet1.J2:Sheet1.K9" svg:x="1.331cm" svg:y="1.275cm" svg:width="9.407cm" svg:height="6.564cm">
          <chartooo:coordinate-region svg:x="2.878cm" svg:y="1.474cm" svg:width="7.209cm" svg:height="5.718cm"/>
          <chart:axis chart:dimension="x" chart:name="primary-x" chart:style-name="ch5">
            <chart:title svg:x="5.858cm" svg:y="8.019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451cm" svg:y="4.958cm" chart:style-name="ch9">
              <text:p>Time</text:p>
            </chart:title>
            <chart:grid chart:style-name="ch7" chart:class="major"/>
          </chart:axis>
          <chart:series chart:style-name="ch10" chart:values-cell-range-address="Sheet1.K2:Sheet1.K9" chart:class="chart:scatter">
            <chart:domain table:cell-range-address="Sheet1.J2:Sheet1.J9"/>
            <chart:regression-curve chart:style-name="ch11">
              <chart:equation chart:display-equation="true" chart:display-r-square="true" svg:x="7.561cm" svg:y="2.697cm"/>
            </chart:regression-curve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J2:Sheet1.J9</svg:desc>
                </draw:g>
              </table:table-cell>
              <table:table-cell office:value-type="float" office:value="6810320.5">
                <text:p>6810320.5</text:p>
                <draw:g>
                  <svg:desc>Sheet1.K2:Sheet1.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7408814.3">
                <text:p>740881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">
                <text:p>4000</text:p>
              </table:table-cell>
              <table:table-cell office:value-type="float" office:value="7956041.8">
                <text:p>7956041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0">
                <text:p>8000</text:p>
              </table:table-cell>
              <table:table-cell office:value-type="float" office:value="8486798">
                <text:p>84867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8734732">
                <text:p>87347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00">
                <text:p>20000</text:p>
              </table:table-cell>
              <table:table-cell office:value-type="float" office:value="9998675.4">
                <text:p>9998675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0180226.1">
                <text:p>1018022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10976598.9">
                <text:p>10976598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